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NodePredicate.matches( 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NodePredicate.IsNodePredicate( boolean polarity , int minDepth , int max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NodePredicate.IsNodePredicate( boolean pol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NodePredicate.IsNode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